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1" svg:font-family="Arial1"/>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61cm" fo:margin-right="0.155cm" table:align="margins" style:writing-mode="lr-tb"/>
    </style:style>
    <style:style style:name="Tabelle1.A" style:family="table-column">
      <style:table-column-properties style:column-width="1.692cm" style:rel-column-width="6377*"/>
    </style:style>
    <style:style style:name="Tabelle1.B" style:family="table-column">
      <style:table-column-properties style:column-width="2.461cm" style:rel-column-width="9276*"/>
    </style:style>
    <style:style style:name="Tabelle1.C" style:family="table-column">
      <style:table-column-properties style:column-width="3.334cm" style:rel-column-width="12568*"/>
    </style:style>
    <style:style style:name="Tabelle1.D" style:family="table-column">
      <style:table-column-properties style:column-width="9.897cm" style:rel-column-width="37314*"/>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B2" style:family="table-cell" style:data-style-name="N36">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Zeitplanung" style:family="table">
      <style:table-properties style:width="17.699cm" table:align="margins" fo:keep-with-next="always" style:writing-mode="lr-tb"/>
    </style:style>
    <style:style style:name="Zeitplanung.A" style:family="table-column">
      <style:table-column-properties style:column-width="3.023cm" style:rel-column-width="11194*"/>
    </style:style>
    <style:style style:name="Zeitplanung.B" style:family="table-column">
      <style:table-column-properties style:column-width="14.676cm" style:rel-column-width="54341*"/>
    </style:style>
    <style:style style:name="Zeitplanung.A1" style:family="table-cell">
      <style:table-cell-properties style:vertical-align="middle" fo:background-color="#c0c0c0" fo:padding="0.097cm" fo:border-left="0.002cm solid #000000" fo:border-right="none" fo:border-top="0.002cm solid #000000" fo:border-bottom="0.002cm solid #000000">
        <style:background-image/>
      </style:table-cell-properties>
    </style:style>
    <style:style style:name="Zeitplanung.B1" style:family="table-cell">
      <style:table-cell-properties style:vertical-align="middle" fo:background-color="#c0c0c0" fo:padding="0.097cm" fo:border="0.002cm solid #000000">
        <style:background-image/>
      </style:table-cell-properties>
    </style:style>
    <style:style style:name="Zeitplanung.A2" style:family="table-cell" style:data-style-name="N36">
      <style:table-cell-properties style:vertical-align="middle" fo:padding="0.097cm" fo:border-left="0.002cm solid #000000" fo:border-right="none" fo:border-top="none" fo:border-bottom="0.002cm solid #000000"/>
    </style:style>
    <style:style style:name="Zeitplanung.B2" style:family="table-cell">
      <style:table-cell-properties style:vertical-align="middle" fo:padding="0.097cm" fo:border-left="0.002cm solid #000000" fo:border-right="0.002cm solid #000000" fo:border-top="none" fo:border-bottom="0.002cm solid #000000"/>
    </style:style>
    <style:style style:name="Zeitplanung.A4" style:family="table-cell">
      <style:table-cell-properties style:vertical-align="middle" fo:padding="0.097cm" fo:border-left="0.002cm solid #000000" fo:border-right="none" fo:border-top="none" fo:border-bottom="0.002cm solid #000000"/>
    </style:style>
    <style:style style:name="Tabelle3" style:family="table">
      <style:table-properties style:width="15.796cm" fo:margin-left="1.034cm" fo:margin-right="0.87cm" table:align="margins" style:writing-mode="lr-tb"/>
    </style:style>
    <style:style style:name="Tabelle3.A" style:family="table-column">
      <style:table-column-properties style:column-width="6.641cm" style:rel-column-width="27553*"/>
    </style:style>
    <style:style style:name="Tabelle3.B" style:family="table-column">
      <style:table-column-properties style:column-width="9.155cm" style:rel-column-width="37982*"/>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e6e6e6"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5.796cm" fo:margin-left="1.034cm" fo:margin-right="0.87cm" table:align="margins" style:writing-mode="lr-tb"/>
    </style:style>
    <style:style style:name="Tabelle4.A" style:family="table-column">
      <style:table-column-properties style:column-width="6.641cm" style:rel-column-width="27553*"/>
    </style:style>
    <style:style style:name="Tabelle4.B" style:family="table-column">
      <style:table-column-properties style:column-width="9.155cm" style:rel-column-width="37982*"/>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5.796cm" fo:margin-left="1.034cm" fo:margin-right="0.87cm" table:align="margins" style:writing-mode="lr-tb"/>
    </style:style>
    <style:style style:name="Tabelle5.A" style:family="table-column">
      <style:table-column-properties style:column-width="6.641cm" style:rel-column-width="27553*"/>
    </style:style>
    <style:style style:name="Tabelle5.B" style:family="table-column">
      <style:table-column-properties style:column-width="9.155cm" style:rel-column-width="37982*"/>
    </style:style>
    <style:style style:name="Tabelle5.A1" style:family="table-cell">
      <style:table-cell-properties style:vertical-align=""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style:vertical-align="" fo:background-color="#e6e6e6"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5.796cm" fo:margin-left="1.034cm" fo:margin-right="0.87cm" table:align="margins" style:writing-mode="lr-tb"/>
    </style:style>
    <style:style style:name="Tabelle6.A" style:family="table-column">
      <style:table-column-properties style:column-width="6.641cm" style:rel-column-width="27553*"/>
    </style:style>
    <style:style style:name="Tabelle6.B" style:family="table-column">
      <style:table-column-properties style:column-width="9.155cm" style:rel-column-width="37982*"/>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e6e6e6"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5.796cm" fo:margin-left="1.034cm" fo:margin-right="0.87cm" table:align="margins" style:writing-mode="lr-tb"/>
    </style:style>
    <style:style style:name="Tabelle7.A" style:family="table-column">
      <style:table-column-properties style:column-width="6.641cm" style:rel-column-width="27553*"/>
    </style:style>
    <style:style style:name="Tabelle7.B" style:family="table-column">
      <style:table-column-properties style:column-width="9.155cm" style:rel-column-width="37982*"/>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e6e6e6"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17.7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snap-to-layout-grid="false"/>
    </style:style>
    <style:style style:name="P10" style:family="paragraph" style:parent-style-name="Standard">
      <style:paragraph-properties fo:text-align="justify" style:justify-single-word="false">
        <style:tab-stops>
          <style:tab-stop style:position="0.531cm"/>
          <style:tab-stop style:position="17.702cm" style:type="right" style:leader-style="dotted" style:leader-text="."/>
        </style:tab-stops>
      </style:paragraph-properties>
    </style:style>
    <style:style style:name="P11" style:family="paragraph" style:parent-style-name="Standard">
      <style:paragraph-properties fo:text-align="justify" style:justify-single-word="false"/>
      <style:text-properties fo:font-size="22pt" fo:font-weight="bold" style:font-size-asian="22pt" style:font-weight-asian="bold" style:font-size-complex="22pt" style:font-weight-complex="bold"/>
    </style:style>
    <style:style style:name="P12" style:family="paragraph" style:parent-style-name="Standard">
      <style:paragraph-properties style:snap-to-layout-grid="false"/>
    </style:style>
    <style:style style:name="P13" style:family="paragraph" style:parent-style-name="Standard">
      <style:paragraph-properties fo:text-align="justify" style:justify-single-word="false"/>
      <style:text-properties fo:color="#000000"/>
    </style:style>
    <style:style style:name="P14" style:family="paragraph" style:parent-style-name="Standard">
      <style:paragraph-properties fo:text-align="justify" style:justify-single-word="false">
        <style:tab-stops>
          <style:tab-stop style:position="6.05cm"/>
          <style:tab-stop style:position="8.601cm"/>
          <style:tab-stop style:position="16.166cm"/>
        </style:tab-stops>
      </style:paragraph-properties>
      <style:text-properties fo:color="#000000"/>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snap-to-layout-grid="false"/>
    </style:style>
    <style:style style:name="P17" style:family="paragraph" style:parent-style-name="Standard">
      <style:paragraph-properties fo:text-align="justify" style:justify-single-word="false"/>
      <style:text-properties fo:font-weight="normal" style:font-weight-asian="normal" style:font-weight-complex="normal"/>
    </style:style>
    <style:style style:name="P18" style:family="paragraph" style:parent-style-name="Standard">
      <style:paragraph-properties fo:text-align="start" style:justify-single-word="false"/>
      <style:text-properties fo:background-color="transparent"/>
    </style:style>
    <style:style style:name="P19" style:family="paragraph" style:parent-style-name="Standard">
      <style:paragraph-properties>
        <style:tab-stops>
          <style:tab-stop style:position="1.693cm"/>
        </style:tab-stops>
      </style:paragraph-properties>
    </style:style>
    <style:style style:name="P20" style:family="paragraph" style:parent-style-name="Standard">
      <style:paragraph-properties fo:text-align="justify" style:justify-single-word="false" fo:orphans="0" fo:widows="0" fo:hyphenation-ladder-count="no-limit" text:number-lines="false" text:line-number="0"/>
      <style:text-properties fo:hyphenate="false" fo:hyphenation-remain-char-count="2" fo:hyphenation-push-char-count="2"/>
    </style:style>
    <style:style style:name="P21" style:family="paragraph" style:parent-style-name="Standard">
      <style:paragraph-properties fo:margin-left="0cm" fo:margin-right="0cm" fo:text-align="justify" style:justify-single-word="false" fo:text-indent="0.046cm" style:auto-text-indent="false" style:snap-to-layout-grid="false"/>
    </style:style>
    <style:style style:name="P22" style:family="paragraph" style:parent-style-name="Title">
      <style:paragraph-properties fo:text-align="justify" style:justify-single-word="false"/>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justify" style:justify-single-word="false"/>
    </style:style>
    <style:style style:name="P26" style:family="paragraph" style:parent-style-name="Table">
      <style:paragraph-properties fo:margin-left="1cm" fo:margin-right="0cm" fo:text-indent="0cm" style:auto-text-indent="false"/>
    </style:style>
    <style:style style:name="P27" style:family="paragraph" style:parent-style-name="Standard">
      <style:paragraph-properties fo:margin-top="0cm" fo:margin-bottom="0cm" fo:text-align="justify" style:justify-single-word="false" style:snap-to-layout-grid="false"/>
    </style:style>
    <style:style style:name="P28" style:family="paragraph" style:parent-style-name="Standard">
      <style:paragraph-properties fo:margin-top="0cm" fo:margin-bottom="0cm" fo:text-align="start" style:justify-single-word="false" style:snap-to-layout-grid="false"/>
    </style:style>
    <style:style style:name="P29" style:family="paragraph" style:parent-style-name="Standard">
      <style:paragraph-properties fo:text-align="start" style:justify-single-word="false" fo:background-color="transparent">
        <style:background-image/>
      </style:paragraph-properties>
      <style:text-properties fo:background-color="transparent"/>
    </style:style>
    <style:style style:name="P30" style:family="paragraph" style:parent-style-name="Standard">
      <style:paragraph-properties fo:text-align="justify" style:justify-single-word="false" fo:background-color="transparent">
        <style:background-image/>
      </style:paragraph-properties>
      <style:text-properties fo:background-color="transparent"/>
    </style:style>
    <style:style style:name="P31" style:family="paragraph" style:parent-style-name="Standard">
      <style:paragraph-properties fo:margin-left="0.661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32" style:family="paragraph" style:parent-style-name="Table_20_Contents">
      <style:paragraph-properties fo:margin-left="0.018cm" fo:margin-right="0.009cm" fo:text-align="start" style:justify-single-word="false" fo:text-indent="0cm" style:auto-text-indent="false"/>
    </style:style>
    <style:style style:name="P33" style:family="paragraph" style:parent-style-name="Standard">
      <style:paragraph-properties fo:margin-left="0.635cm" fo:margin-right="0cm" fo:text-align="justify" style:justify-single-word="false" fo:text-indent="0cm" style:auto-text-indent="false"/>
    </style:style>
    <style:style style:name="P34"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35"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36" style:family="paragraph" style:parent-style-name="Standard" style:list-style-name="L2"/>
    <style:style style:name="P37" style:family="paragraph" style:parent-style-name="Standard" style:list-style-name="L3">
      <style:paragraph-properties fo:text-align="justify" style:justify-single-word="false"/>
    </style:style>
    <style:style style:name="P38" style:family="paragraph" style:parent-style-name="Standard" style:list-style-name="L4">
      <style:paragraph-properties fo:text-align="justify" style:justify-single-word="false"/>
    </style:style>
    <style:style style:name="P39" style:family="paragraph" style:parent-style-name="Standard" style:list-style-name="L7">
      <style:paragraph-properties fo:text-align="justify" style:justify-single-word="false"/>
    </style:style>
    <style:style style:name="P40" style:family="paragraph" style:parent-style-name="Standard" style:list-style-name="L3">
      <style:paragraph-properties fo:text-align="justify" style:justify-single-word="false"/>
      <style:text-properties fo:font-style="italic" fo:font-weight="normal" style:font-style-asian="italic" style:font-weight-asian="normal" style:font-style-complex="italic" style:font-weight-complex="normal"/>
    </style:style>
    <style:style style:name="P41" style:family="paragraph" style:parent-style-name="Standard" style:list-style-name="L3">
      <style:text-properties fo:font-style="italic" fo:font-weight="normal" style:font-style-asian="italic" style:font-weight-asian="normal" style:font-style-complex="italic" style:font-weight-complex="normal"/>
    </style:style>
    <style:style style:name="P42" style:family="paragraph" style:parent-style-name="Standard">
      <style:paragraph-properties style:snap-to-layout-grid="false"/>
    </style:style>
    <style:style style:name="P43" style:family="paragraph" style:parent-style-name="Standard">
      <style:paragraph-properties fo:text-align="start" style:justify-single-word="false" style:snap-to-layout-grid="false"/>
    </style:style>
    <style:style style:name="P44" style:family="paragraph" style:parent-style-name="Standard" style:master-page-name="First_20_Page">
      <style:paragraph-properties fo:text-align="justify" style:justify-single-word="false" style:page-number="1"/>
    </style:style>
    <style:style style:name="P45" style:family="paragraph" style:parent-style-name="Standard" style:list-style-name="L1">
      <style:paragraph-properties fo:margin-left="1.27cm" fo:margin-right="0cm" fo:text-indent="-0.82cm" style:auto-text-indent="false">
        <style:tab-stops>
          <style:tab-stop style:position="1.323cm"/>
        </style:tab-stops>
      </style:paragraph-properties>
    </style:style>
    <style:style style:name="P46" style:family="paragraph" style:parent-style-name="Standard" style:list-style-name="L2">
      <style:paragraph-properties fo:background-color="transparent">
        <style:background-image/>
      </style:paragraph-properties>
    </style:style>
    <style:style style:name="P47" style:family="paragraph" style:parent-style-name="Standard" style:list-style-name="L3">
      <style:paragraph-properties fo:text-align="justify" style:justify-single-word="false" fo:background-color="transparent">
        <style:background-image/>
      </style:paragraph-properties>
    </style:style>
    <style:style style:name="P48" style:family="paragraph" style:parent-style-name="Standard" style:list-style-name="L6">
      <style:paragraph-properties fo:text-align="justify" style:justify-single-word="false" fo:break-before="page"/>
      <style:text-properties fo:font-style="italic" fo:font-weight="normal" style:font-style-asian="italic" style:font-weight-asian="normal" style:font-style-complex="italic" style:font-weight-complex="normal"/>
    </style:style>
    <style:style style:name="P49" style:family="paragraph" style:parent-style-name="Standard" style:list-style-name="L1">
      <style:paragraph-properties fo:margin-left="1.27cm" fo:margin-right="0cm" fo:text-indent="-0.503cm" style:auto-text-indent="false">
        <style:tab-stops>
          <style:tab-stop style:position="1.693cm"/>
        </style:tab-stops>
      </style:paragraph-properties>
    </style:style>
    <style:style style:name="P50" style:family="paragraph" style:parent-style-name="Standard" style:list-style-name="L1">
      <style:paragraph-properties fo:margin-left="1.72cm" fo:margin-right="0cm" fo:text-indent="-0.953cm" style:auto-text-indent="false">
        <style:tab-stops>
          <style:tab-stop style:position="1.693cm"/>
        </style:tab-stops>
      </style:paragraph-properties>
    </style:style>
    <style:style style:name="P51" style:family="paragraph" style:parent-style-name="Standard" style:list-style-name="L8">
      <style:paragraph-properties fo:margin-left="1.667cm" fo:margin-right="0cm" fo:text-align="justify" style:justify-single-word="false" fo:text-indent="-0.873cm" style:auto-text-indent="false">
        <style:tab-stops>
          <style:tab-stop style:position="1.64cm"/>
          <style:tab-stop style:position="6.05cm"/>
          <style:tab-stop style:position="8.601cm"/>
          <style:tab-stop style:position="12.102cm"/>
        </style:tab-stops>
      </style:paragraph-properties>
    </style:style>
    <style:style style:name="P52" style:family="paragraph" style:parent-style-name="Standard">
      <style:paragraph-properties fo:margin-top="0cm" fo:margin-bottom="0cm" fo:text-align="start" style:justify-single-word="false" style:snap-to-layout-grid="false"/>
    </style:style>
    <style:style style:name="P53" style:family="paragraph" style:parent-style-name="Standard">
      <style:paragraph-properties fo:text-align="justify" style:justify-single-word="false" fo:orphans="0" fo:widows="0" fo:hyphenation-ladder-count="no-limit" text:number-lines="false" text:line-number="0"/>
      <style:text-properties fo:hyphenate="false" fo:hyphenation-remain-char-count="2" fo:hyphenation-push-char-count="2"/>
    </style:style>
    <style:style style:name="P54" style:family="paragraph" style:parent-style-name="Heading_20_1">
      <style:paragraph-properties fo:text-align="justify" style:justify-single-word="false"/>
    </style:style>
    <style:style style:name="P55" style:family="paragraph" style:parent-style-name="Heading_20_2"/>
    <style:style style:name="P56" style:family="paragraph" style:parent-style-name="Heading_20_2">
      <style:paragraph-properties fo:text-align="justify" style:justify-single-word="false"/>
    </style:style>
    <style:style style:name="P57" style:family="paragraph" style:parent-style-name="Heading_20_2">
      <style:text-properties fo:font-weight="bold" style:font-weight-asian="bold" style:font-weight-complex="bold"/>
    </style:style>
    <style:style style:name="P58" style:family="paragraph" style:parent-style-name="Heading_20_2">
      <style:paragraph-properties fo:break-before="page"/>
    </style:style>
    <style:style style:name="P59" style:family="paragraph" style:parent-style-name="Heading_20_2" style:master-page-name="">
      <style:paragraph-properties fo:text-align="justify" style:justify-single-word="false" fo:orphans="2" fo:widows="2" fo:hyphenation-ladder-count="no-limit" style:page-number="auto" fo:break-before="page" style:text-autospace="none" style:writing-mode="lr-tb"/>
      <style:text-properties style:use-window-font-color="true" style:font-name="Arial" fo:font-size="12pt" fo:language="de" fo:country="DE" fo:font-weight="bold" style:font-name-asian="Times New Roman" style:font-size-asian="12pt" style:font-weight-asian="bold" style:font-name-complex="Arial" style:font-size-complex="12pt" style:language-complex="ar" style:country-complex="SA" style:font-weight-complex="bold" fo:hyphenate="true" fo:hyphenation-remain-char-count="2" fo:hyphenation-push-char-count="2"/>
    </style:style>
    <style:style style:name="P60" style:family="paragraph" style:parent-style-name="Table_20_Contents" style:list-style-name="L5">
      <style:paragraph-properties fo:margin-top="0cm" fo:margin-bottom="0.31cm" fo:text-align="start" style:justify-single-word="false"/>
      <style:text-properties fo:font-style="italic" fo:font-weight="normal" style:font-style-asian="italic" style:font-weight-asian="normal" style:font-style-complex="italic" style:font-weight-complex="normal"/>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fo:background-color="transparent"/>
    </style:style>
    <style:style style:name="T5" style:family="text">
      <style:text-properties fo:color="#0000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variable-decls>
        <text:variable-decl office:value-type="float" text:name="Änderung"/>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8"/>
      <text:p text:style-name="P8"/>
      <text:p text:style-name="P8"/>
      <text:p text:style-name="P8"/>
      <text:p text:style-name="P8"/>
      <text:p text:style-name="P8"/>
      <text:p text:style-name="P8"/>
      <text:p text:style-name="P8"/>
      <text:p text:style-name="P22"><text:reference-mark-start text:name="Titel"/>Testplan<text:reference-mark-end text:name="Titel"/></text:p>
      <text:p text:style-name="P8">Für das studentische Projekt <text:span text:style-name="T2"><text:subject/></text:span></text:p>
      <text:p text:style-name="P8"/>
      <text:p text:style-name="P8"/>
      <text:p text:style-name="P8"/>
      <text:p text:style-name="P20"><text:span text:style-name="T3">Datum</text:span><text:tab/><text:modification-date style:data-style-name="N36">10.06.2010</text:modification-date></text:p>
      <text:p text:style-name="P20"><text:span text:style-name="T3">Quelle</text:span><text:tab/>ProVista</text:p>
      <text:p text:style-name="P20"><text:span text:style-name="T3">Autoren</text:span><text:tab/>Norman Nieß</text:p>
      <text:p text:style-name="P20"><text:tab/>Kai Dziembala</text:p>
      <text:p text:style-name="P20"><text:span text:style-name="T3">Version</text:span><text:tab/><text:reference-mark-start text:name="Version"/><text:span text:style-name="Version_20_Char">0.8</text:span><text:reference-mark-end text:name="Version"/></text:p>
      <text:p text:style-name="P20"><text:span text:style-name="T3">Status</text:span><text:tab/>freigegeben</text:p>
      <text:p text:style-name="P20"/>
      <text:p text:style-name="P8"/>
      <text:p text:style-name="P8"/>
      <text:p text:style-name="P8"/>
      <text:p text:style-name="P8"/>
      <text:p text:style-name="P8"/>
      <text:p text:style-name="P8"/>
      <text:p text:style-name="P8"/>
      <text:h text:style-name="P54"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9">Version</text:p>
          </table:table-cell>
          <table:table-cell table:style-name="Tabelle1.A1" office:value-type="string">
            <text:p text:style-name="P9">Datum</text:p>
          </table:table-cell>
          <table:table-cell table:style-name="Tabelle1.A1" office:value-type="string">
            <text:p text:style-name="P9">Autor</text:p>
          </table:table-cell>
          <table:table-cell table:style-name="Tabelle1.D1" office:value-type="string">
            <text:p text:style-name="P21">Bemerkung</text:p>
          </table:table-cell>
        </table:table-row>
        <table:table-row table:style-name="Tabelle1.1">
          <table:table-cell table:style-name="Tabelle1.A1" office:value-type="string">
            <text:p text:style-name="P9">0.1</text:p>
          </table:table-cell>
          <table:table-cell table:style-name="Tabelle1.B2" office:value-type="date" office:date-value="2010-03-25">
            <text:p text:style-name="P9">25.03.2010</text:p>
          </table:table-cell>
          <table:table-cell table:style-name="Tabelle1.A1" office:value-type="string">
            <text:p text:style-name="P27">Kai Dziembala</text:p>
            <text:p text:style-name="P27">Norman Nieß</text:p>
          </table:table-cell>
          <table:table-cell table:style-name="Tabelle1.D1" office:value-type="string">
            <text:p text:style-name="P9">Erstellung der Kapitel 1 - 5</text:p>
          </table:table-cell>
        </table:table-row>
        <table:table-row table:style-name="Tabelle1.1">
          <table:table-cell table:style-name="Tabelle1.A1" office:value-type="string">
            <text:p text:style-name="P9">0.2</text:p>
          </table:table-cell>
          <table:table-cell table:style-name="Tabelle1.B2" office:value-type="date" office:date-value="2010-04-08">
            <text:p text:style-name="P9">08.04.2010</text:p>
          </table:table-cell>
          <table:table-cell table:style-name="Tabelle1.A1" office:value-type="string">
            <text:p text:style-name="P27">Kai Dziembala</text:p>
            <text:p text:style-name="P27">Norman Nieß</text:p>
          </table:table-cell>
          <table:table-cell table:style-name="Tabelle1.D1" office:value-type="string">
            <text:p text:style-name="P9">Komplettüberarbeitung auf Grund fehlerhafter Arbeit (Erstellung der Kapitel 1 - 7)</text:p>
          </table:table-cell>
        </table:table-row>
        <table:table-row table:style-name="Tabelle1.1">
          <table:table-cell table:style-name="Tabelle1.A1" office:value-type="string">
            <text:p text:style-name="P9">0.3</text:p>
          </table:table-cell>
          <table:table-cell table:style-name="Tabelle1.B2" office:value-type="date" office:date-value="2010-04-13">
            <text:p text:style-name="P12">13.04.2010</text:p>
          </table:table-cell>
          <table:table-cell table:style-name="Tabelle1.A1" office:value-type="string">
            <text:p text:style-name="P16">Kai Dziembala<text:line-break/>Norman Nieß</text:p>
          </table:table-cell>
          <table:table-cell table:style-name="Tabelle1.D1" office:value-type="string">
            <text:p text:style-name="P9">Erstellung der Kapitel 7 - 14</text:p>
          </table:table-cell>
        </table:table-row>
        <table:table-row table:style-name="Tabelle1.1">
          <table:table-cell table:style-name="Tabelle1.A1" office:value-type="string">
            <text:p text:style-name="P9">0.4</text:p>
          </table:table-cell>
          <table:table-cell table:style-name="Tabelle1.B2" office:value-type="date" office:date-value="2002-04-15">
            <text:p text:style-name="P12">15.04.2002</text:p>
          </table:table-cell>
          <table:table-cell table:style-name="Tabelle1.A1" office:value-type="string">
            <text:p text:style-name="P28">Kai Dziembala</text:p>
            <text:p text:style-name="P16">Norman Nieß</text:p>
          </table:table-cell>
          <table:table-cell table:style-name="Tabelle1.D1" office:value-type="string">
            <text:p text:style-name="P9">Überarbeitung der Testziele und Testreihenfolge (Kapitel 9 + 12)</text:p>
          </table:table-cell>
        </table:table-row>
        <table:table-row table:style-name="Tabelle1.1">
          <table:table-cell table:style-name="Tabelle1.A1" office:value-type="string">
            <text:p text:style-name="P9">0.5</text:p>
          </table:table-cell>
          <table:table-cell table:style-name="Tabelle1.B2" office:value-type="date" office:date-value="2010-04-21">
            <text:p text:style-name="P12">21.04.2010</text:p>
          </table:table-cell>
          <table:table-cell table:style-name="Tabelle1.A1" office:value-type="string">
            <text:p text:style-name="P28">Kai Dziembala</text:p>
            <text:p text:style-name="P16">Norman Nieß</text:p>
          </table:table-cell>
          <table:table-cell table:style-name="Tabelle1.D1" office:value-type="string">
            <text:p text:style-name="P9">Überarbeitung des Strukturplan, der Hardware-Konfiguration und der Testziele <text:s/>(Kapitel 5, 6 und 9)</text:p>
          </table:table-cell>
        </table:table-row>
        <table:table-row table:style-name="Tabelle1.1">
          <table:table-cell table:style-name="Tabelle1.A1" office:value-type="string">
            <text:p text:style-name="P9">0.6</text:p>
          </table:table-cell>
          <table:table-cell table:style-name="Tabelle1.A1" office:value-type="string">
            <text:p text:style-name="P12">22.04.2010</text:p>
          </table:table-cell>
          <table:table-cell table:style-name="Tabelle1.A1" office:value-type="string">
            <text:p text:style-name="P28">Kai Dziembala</text:p>
            <text:p text:style-name="P16">Norman Nieß</text:p>
          </table:table-cell>
          <table:table-cell table:style-name="Tabelle1.D1" office:value-type="string">
            <text:p text:style-name="P9">Kapitel 3.1, 9, 13 und 14 überarbeitet, Kapitel <text:s/>'Testabdeckung' neu erstellt und nach Kapitel 9 eingefügt</text:p>
          </table:table-cell>
        </table:table-row>
        <table:table-row table:style-name="Tabelle1.1">
          <table:table-cell table:style-name="Tabelle1.A1" office:value-type="string">
            <text:p text:style-name="P9">0.7</text:p>
          </table:table-cell>
          <table:table-cell table:style-name="Tabelle1.B2" office:value-type="date" office:date-value="2010-04-28">
            <text:p text:style-name="P12">28.04.2010</text:p>
          </table:table-cell>
          <table:table-cell table:style-name="Tabelle1.A1" office:value-type="string">
            <text:p text:style-name="P28">Kai Dziembala</text:p>
            <text:p text:style-name="P16">Norman Nieß</text:p>
          </table:table-cell>
          <table:table-cell table:style-name="Tabelle1.D1" office:value-type="string">
            <text:p text:style-name="P9">Dokument an das Review 'Review_2010-04-26_TestplanV0.6'' angepasst</text:p>
          </table:table-cell>
        </table:table-row>
        <table:table-row table:style-name="Tabelle1.1">
          <table:table-cell table:style-name="Tabelle1.A1" office:value-type="string">
            <text:p text:style-name="P9">0.8</text:p>
          </table:table-cell>
          <table:table-cell table:style-name="Tabelle1.B2" office:value-type="date" office:date-value="2010-06-10">
            <text:p text:style-name="P12">10.06.2010</text:p>
          </table:table-cell>
          <table:table-cell table:style-name="Tabelle1.A1" office:value-type="string">
            <text:p text:style-name="P28">Kai Dziembala</text:p>
            <text:p text:style-name="P16">Norman Nieß</text:p>
          </table:table-cell>
          <table:table-cell table:style-name="Tabelle1.D1" office:value-type="string">
            <text:p text:style-name="P9">Ergänzung von Verweis auf 'Testspezifikation Hardware-+System-Komponenten' in Kapitel 12</text:p>
          </table:table-cell>
        </table:table-row>
        <table:table-row table:style-name="Tabelle1.1">
          <table:table-cell table:style-name="Tabelle1.A1" office:value-type="string">
            <text:p text:style-name="P9"/>
          </table:table-cell>
          <table:table-cell table:style-name="Tabelle1.A1" office:value-type="string">
            <text:p text:style-name="P12"/>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A1" office:value-type="string">
            <text:p text:style-name="P12"/>
          </table:table-cell>
          <table:table-cell table:style-name="Tabelle1.A1" office:value-type="string">
            <text:p text:style-name="P9"/>
          </table:table-cell>
          <table:table-cell table:style-name="Tabelle1.D1" office:value-type="string">
            <text:p text:style-name="P9"/>
          </table:table-cell>
        </table:table-row>
      </table:table>
      <text:p text:style-name="P8"/>
      <text:p text:style-name="P11"/>
      <text:h text:style-name="P54"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34">1 Historie<text:tab/>2</text:p>
          <text:p text:style-name="P34">2 Inhaltsverzeichnis<text:tab/>3</text:p>
          <text:p text:style-name="P34">3 Einleitung<text:tab/>5</text:p>
          <text:p text:style-name="P34">4 Referenzierte Dokumente<text:tab/>6</text:p>
          <text:p text:style-name="P34">5 Planungsdaten<text:tab/>7</text:p>
          <text:p text:style-name="P35">5.1 Verantwortlichkeiten<text:tab/>7</text:p>
          <text:p text:style-name="P35">5.2 Zeitliche Planung<text:tab/>7</text:p>
          <text:p text:style-name="P34">6 Strukturplan<text:tab/>8</text:p>
          <text:p text:style-name="P35">6.1 Zu testende Systemumgebungs-Komponenten<text:tab/>8</text:p>
          <text:p text:style-name="P35">6.2 Zu testende Hardware-Komponenten<text:tab/>8</text:p>
          <text:p text:style-name="P35">6.3 Zu testende Software-Module<text:tab/>8</text:p>
          <text:p text:style-name="P34">7 Hardware-Konfiguration<text:tab/>9</text:p>
          <text:p text:style-name="P34">8 Software-Konfiguration<text:tab/>10</text:p>
          <text:p text:style-name="P34">9 Randbedingungen<text:tab/>11</text:p>
          <text:p text:style-name="P34">10 Testziele<text:tab/>12</text:p>
          <text:p text:style-name="P35">10.1 Überprüfungskriterien für Testziel Nr. 1<text:tab/>12</text:p>
          <text:p text:style-name="P35">10.2 Überprüfungskriterien für Testziel Nr. 2<text:tab/>12</text:p>
          <text:p text:style-name="P35">10.3 Überprüfungskriterien für Testziel Nr. 3<text:tab/>14</text:p>
          <text:p text:style-name="P35">10.4 Überprüfungskriterien für Testziel Nr. 4<text:tab/>14</text:p>
          <text:p text:style-name="P34">11 Testabdeckung<text:tab/>15</text:p>
          <text:p text:style-name="P35">11.1 Testabdeckung für das Testziel Nr. 1<text:tab/>15</text:p>
          <text:p text:style-name="P35">11.2 Testabdeckung für das Testziel Nr. 2<text:tab/>15</text:p>
          <text:p text:style-name="P35">11.3 Testabdeckung für das Testziel Nr. 3<text:tab/>17</text:p>
          <text:p text:style-name="P35">11.4 Testabdeckung für das Testziel Nr. 4<text:tab/>17</text:p>
          <text:p text:style-name="P34">12 Testverfahren<text:tab/>18</text:p>
          <text:p text:style-name="P34">13 Testbeginn<text:tab/>19</text:p>
          <text:p text:style-name="P34">14 Testreihenfolge<text:tab/>20</text:p>
          <text:p text:style-name="P34"><text:soft-page-break/>15 Testende<text:tab/>21</text:p>
          <text:p text:style-name="P34">16 Testdaten<text:tab/>22</text:p>
        </text:index-body>
      </text:table-of-content>
      <text:p text:style-name="P10"/>
      <text:h text:style-name="P54" text:outline-level="1">Einleitung</text:h>
      <text:p text:style-name="P8">In diesem Dokument wird die Testplanung für das Hochschulprojekt 'Sichere Eisenbahnsteuerung' beschrieben. Es wird darauf eingegangen, in welcher Reihenfolge die einzelnen Module in dem Gesamtsystem getestet werden. Dies dient der Definition eines vollständigen Testablaufs, damit die sichere Funktion der Eisenbahnsteuerung gewährleistet ist. Zu dem wird hier die Grundlage der Testspezifikation gebildet.</text:p>
      <text:p text:style-name="P8"/>
      <text:h text:style-name="Heading_20_1" text:outline-level="1">Referenzierte Dokumente</text:h>
      <text:p text:style-name="P14">Hardware-Design, Dokumente: 02_Design → 02.01_Subsystemdesign → Hardware-Design</text:p>
      <text:p text:style-name="P13">Software-Design, Dokumente: 02_Design → 02.01_Subsystemdesign → Software-Design</text:p>
      <text:p text:style-name="P13">Pflichtenheft, Dokumente: 01_Anforderungsanalyse → 01.00_Pflichtenheft → Pflichtenheft</text:p>
      <text:p text:style-name="P13">Testspezifikationen, Dokumente: 04_Test → 04.01_Testspezifikation → jeweilige Spezifikation</text:p>
      <text:h text:style-name="P54" text:outline-level="1">Planungsdaten</text:h>
      <text:h text:style-name="P56" text:outline-level="2">Verantwortlichkeiten</text:h>
      <text:p text:style-name="P8">Für die Testdurchführung sind alle Projektmitglieder verantwortlich.</text:p>
      <text:p text:style-name="P8"/>
      <text:h text:style-name="P56" text:outline-level="2">Zeitliche Planung</text:h>
      <table:table table:name="Zeitplanung" table:style-name="Zeitplanung">
        <table:table-column table:style-name="Zeitplanung.A"/>
        <table:table-column table:style-name="Zeitplanung.B"/>
        <table:table-row>
          <table:table-cell table:style-name="Zeitplanung.A1" office:value-type="string">
            <text:p text:style-name="P23">Zeitpunkt</text:p>
          </table:table-cell>
          <table:table-cell table:style-name="Zeitplanung.B1" office:value-type="string">
            <text:p text:style-name="P23">Tätigkeit</text:p>
          </table:table-cell>
        </table:table-row>
        <table:table-row>
          <table:table-cell table:style-name="Zeitplanung.A2" office:value-type="date" office:date-value="2010-03-25">
            <text:p text:style-name="P24">25.03.2010</text:p>
          </table:table-cell>
          <table:table-cell table:style-name="Zeitplanung.B2" office:value-type="string">
            <text:p text:style-name="P25">Beginn der Testplanung</text:p>
          </table:table-cell>
        </table:table-row>
        <table:table-row>
          <table:table-cell table:style-name="Zeitplanung.A2" office:value-type="date" office:date-value="2010-04-15">
            <text:p text:style-name="P24">15.04.2010</text:p>
          </table:table-cell>
          <table:table-cell table:style-name="Zeitplanung.B2" office:value-type="string">
            <text:p text:style-name="P25">Beginn der Testspezifikation</text:p>
          </table:table-cell>
        </table:table-row>
        <table:table-row>
          <table:table-cell table:style-name="Zeitplanung.A4" office:value-type="string">
            <text:p text:style-name="P24">Ende Mai</text:p>
          </table:table-cell>
          <table:table-cell table:style-name="Zeitplanung.B2" office:value-type="string">
            <text:p text:style-name="P25">Beginn der Tests</text:p>
          </table:table-cell>
        </table:table-row>
      </table:table>
      <text:p text:style-name="P26">Tabelle <text:sequence text:ref-name="refTable0" text:name="Table" text:formula="ooow:Table+1" style:num-format="1">1</text:sequence>: Zeitplanung der Tests</text:p>
      <text:p text:style-name="P8"/>
      <text:h text:style-name="P54" text:outline-level="1">Strukturplan</text:h>
      <text:p text:style-name="Standard">Der Gesamtsystemtest wird in einen Test der Systemumgebung, der Hardware-Komponenten und der Software-Module unterteilt.</text:p>
      <text:p text:style-name="Standard"/>
      <text:h text:style-name="Heading_20_2" text:outline-level="2">Zu testende Systemumgebungs-Komponenten</text:h>
      <text:list xml:id="list30596085" text:style-name="L1">
        <text:list-item>
          <text:p text:style-name="P45">Aufbau des Schienennetzes</text:p>
        </text:list-item>
        <text:list-item>
          <text:p text:style-name="P45">Weichen</text:p>
        </text:list-item>
        <text:list-item>
          <text:p text:style-name="P45">Entkoppler</text:p>
        </text:list-item>
        <text:list-item>
          <text:p text:style-name="P45">Lokomotiven (+Wagons)</text:p>
        </text:list-item>
      </text:list>
      <text:h text:style-name="Heading_20_2" text:outline-level="2">Zu testende Hardware-Komponenten</text:h>
      <text:list xml:id="list35259267" text:continue-list="list30596085" text:style-name="L1">
        <text:list-item text:start-value="1">
          <text:p text:style-name="P45">Stromversorgung (Transformatoren)</text:p>
        </text:list-item>
        <text:list-item>
          <text:p text:style-name="P45">Multimaus</text:p>
        </text:list-item>
        <text:list-item>
          <text:p text:style-name="P45">DCC-Verstärker</text:p>
        </text:list-item>
        <text:list-item>
          <text:p text:style-name="P45">Not-Aus-Relais</text:p>
        </text:list-item>
        <text:list-item>
          <text:p text:style-name="P45">Hall-Sensoren</text:p>
        </text:list-item>
        <text:list-item>
          <text:p text:style-name="P45">S88-Rückmeldemodule</text:p>
        </text:list-item>
        <text:list-item>
          <text:p text:style-name="P45">Mikrocontroller</text:p>
        </text:list-item>
        <text:list-item>
          <text:p text:style-name="P45">XpressNet-Adapter</text:p>
        </text:list-item>
        <text:list-item>
          <text:p text:style-name="P45">Arduino</text:p>
        </text:list-item>
      </text:list>
      <text:h text:style-name="Heading_20_2" text:outline-level="2">Zu testende Software-Module</text:h>
      <text:list xml:id="list35264823" text:continue-list="list35259267" text:style-name="L1">
        <text:list-item text:start-value="1">
          <text:p text:style-name="P45">Fahrprogramm</text:p>
        </text:list-item>
        <text:list-item>
          <text:p text:style-name="P45">Leitzentrale</text:p>
        </text:list-item>
        <text:list-item>
          <text:p text:style-name="P45">Befehlsvalidierung</text:p>
        </text:list-item>
        <text:list-item>
          <text:p text:style-name="P45">Ergebnisvalidierung</text:p>
        </text:list-item>
        <text:list-item>
          <text:p text:style-name="P45">S88-Treiber</text:p>
        </text:list-item>
        <text:list-item>
          <text:p text:style-name="P45">SSC-Treiber</text:p>
        </text:list-item>
        <text:list-item>
          <text:p text:style-name="P45">RS232-Treiber</text:p>
        </text:list-item>
        <text:list-item>
          <text:p text:style-name="P45">Not-Aus-Treiber</text:p>
        </text:list-item>
        <text:list-item>
          <text:p text:style-name="P45">Betriebsmittelverwaltung</text:p>
        </text:list-item>
        <text:list-item>
          <text:p text:style-name="P45">Auditing System</text:p>
        </text:list-item>
        <text:list-item>
          <text:p text:style-name="P45">Software Watchdog</text:p>
        </text:list-item>
      </text:list>
      <text:h text:style-name="P54" text:outline-level="1">Hardware-Konfiguration</text:h>
      <text:p text:style-name="Standard">Die Hardware, auf der die Tests durchgeführt werden, entspricht der späteren, produktiven Hardware. Hierbei handelt es sich um die unter dem Punkt '6.2' aufgezählten Komponenten. Genauere Informationen bezüglich der verwendeten Hardware ist im Hardwaredesign Dokument zu finden.</text:p>
      <text:p text:style-name="Standard">Als Testwerkzeuge dienen ein Multimeter und der Logikanalysator „Agilent Logic Wave“. Zum Test der Not-Aus-Relais ist eine einstellbare Spannungsversorgung notwendig.</text:p>
      <text:h text:style-name="P54" text:outline-level="1">Software-Konfiguration</text:h>
      <text:p text:style-name="Standard">Die zu testenden Software-Module entsprechen den später im Real-Einsatz verwendeten und sind im Software-Design-Dokument beschrieben.</text:p>
      <text:p text:style-name="Standard">Dabei dient die Programmierumgebung „Keil µVision4“ und der Logikanalysator „Agilent Logic Wave“ als Testwerkzeuge.</text:p>
      <text:p text:style-name="Standard"/>
      <text:h text:style-name="P54" text:outline-level="1">Randbedingungen</text:h>
      <text:p text:style-name="Standard">Unter dem besonderen Gesichtspunkt der Sicherheit der Eisenbahnsteuerung müssen sämtliche Softwaremodule einen Black-Box Test bestehen. Die Tests der Module der Sicherheitsschicht, sowie der Treiberschicht, müssen zusätzlich eine 100%ige Code-Abdeckung aufweisen.</text:p>
      <text:p text:style-name="Standard">Die gesamten Software-Tests werden automatisiert durchgeführt. Somit sind diverse Testmodule zu programmieren.</text:p>
      <text:p text:style-name="Standard">Die Hardware- und Systemumgebungs-Komponenten werden teils manuell mit Hilfe von Checklisten und teils über vom Mikrocontroller ausgeführte Testprogramme getestet.</text:p>
      <text:h text:style-name="P54" text:outline-level="1">Testziele</text:h>
      <text:p text:style-name="Standard">In dem Projekt „Sichere Eisenbahnsteuerung“ im Sommersemester 2010 gibt es vier Haupttestziele, die aus dem Pflichtenheft entnommen sind:</text:p>
      <text:list xml:id="list30604726" text:style-name="L2">
        <text:list-item>
          <text:p text:style-name="P36">Die Systemumgebung erfüllt die im Pflichtenheft spezifizierten Bedingungen (Kapitel 4.2).</text:p>
        </text:list-item>
        <text:list-item>
          <text:p text:style-name="P36">Das Gesamtsystem erfüllt die Fahraufgabe gemäß der Vorgabe im Pflichtenheft (Kapitel 6).</text:p>
        </text:list-item>
        <text:list-item>
          <text:p text:style-name="P36">Trotz Ausfall höchstens einer Hardware-Komponente zur Zeit bleibt das Gesamtsystem ohne Kollisionen. </text:p>
        </text:list-item>
        <text:list-item>
          <text:p text:style-name="P46">Auditing-Logs werden, sowohl bei regulärer Abarbeitung der Fahraufgabe, als auch im Fehlerfall, gemäß der Spezifikation im Pflichtenheft (Kap<text:span text:style-name="T4">itel 6.2), </text:span>an einem angeschlossen Rechner ausgegeben.</text:p>
        </text:list-item>
      </text:list>
      <text:p text:style-name="Standard"/>
      <text:h text:style-name="Heading_20_2" text:outline-level="2">Überprüfungskriterien für Testziel Nr. 1</text:h>
      <text:list xml:id="list30597365" text:style-name="L3">
        <text:list-item>
          <text:p text:style-name="P37">Ist das Schienennetz entsprechend dem Pflichtenheft (Kapit<text:span text:style-name="T4">el 5.1, Abbildung 2) a</text:span>ufgebaut?</text:p>
        </text:list-item>
        <text:list-item>
          <text:p text:style-name="P37">Sind die Weichen entsprechend der Betriebsanleitung verstellbar?</text:p>
        </text:list-item>
        <text:list-item>
          <text:p text:style-name="P37">Reagieren die Entkoppler entsprechend der Ansteuerung laut der Betriebsanleitung? </text:p>
        </text:list-item>
        <text:list-item>
          <text:p text:style-name="P37">Sind die Lokomotiven mit den entsprechenden Wagons laut Pflichtenheft (Kapit<text:span text:style-name="T4">el 6.1</text:span>) gekoppelt und positioniert?</text:p>
        </text:list-item>
        <text:list-item>
          <text:p text:style-name="P37">Werden die Motoren der Lokomotiven mittels der DCC-Signale von der Multimaus getreu der Betriebsanleitung angesteuert?</text:p>
        </text:list-item>
        <text:list-item>
          <text:p text:style-name="P37">Sind die Lokomotiven Vorne und die Wagons in der Mitte jeweils mit einem Magneten ausgestattet?</text:p>
        </text:list-item>
      </text:list>
      <text:p text:style-name="P8"/>
      <text:h text:style-name="Heading_20_2" text:outline-level="2">Überprüfungskriterien für Testziel Nr. 2</text:h>
      <text:list xml:id="list35271287" text:continue-numbering="true" text:style-name="L3">
        <text:list-item>
          <text:p text:style-name="P40">Hardware-Komponenten</text:p>
        </text:list-item>
      </text:list>
      <text:p text:style-name="P31">Die Hardware-Komponenten werden außerhalb des regulären Fahrbetriebs überprüft.</text:p>
      <text:list xml:id="list35271272" text:continue-numbering="true" text:style-name="L3">
        <text:list-item>
          <text:list>
            <text:list-item>
              <text:p text:style-name="P37">Lassen sich die Lokomotiven manuell mit der Multimaus über das Schienennetz bewegen? → Testet: Multimaus und DCC-Verstärker (+Transformator)</text:p>
            </text:list-item>
            <text:list-item>
              <text:p text:style-name="P37">Schließen die Not-Aus-Relais bei angelegter Spannung von 5V?</text:p>
            </text:list-item>
            <text:list-item>
              <text:p text:style-name="P47">Sind die<text:span text:style-name="T4"> Resultate des Testprogramms „Test_Hardware“ entsprechend der Testspezifikation „Testspezifikation_Hardware-+System-Komponenten“?</text:span> → Testet: Multimaus, XpressNet, beide Mikrocontroller (+Transformatoren) und Arduino</text:p>
            </text:list-item>
            <text:list-item>
              <text:p text:style-name="P37"><text:soft-page-break/><text:span text:style-name="T4">Sind die Resultate des Testprogramms „Test_Sensoren“ unter Verwendung eines Logik-Analysators entsprechend der Testspezifikation „Testspezifikation_Hardware-+System-Komponenten“?</text:span> → Testet: Hall-Sensoren und beide S88-Rückmeldemodule</text:p>
            </text:list-item>
          </text:list>
        </text:list-item>
      </text:list>
      <text:p text:style-name="P8"/>
      <text:list xml:id="list35258244" text:continue-numbering="true" text:style-name="L3">
        <text:list-item>
          <text:p text:style-name="P41">Software-Module</text:p>
        </text:list-item>
      </text:list>
      <text:p text:style-name="P33">Die Testüberprüfungen der Software-Module erfolgen 'offline' auf einem Rechner <text:span text:style-name="T5">ohne Einbeziehung von Hardware-Komponenten des Systems oder der Systemumgebung</text:span>.</text:p>
      <text:list xml:id="list35283350" text:continue-numbering="true" text:style-name="L3">
        <text:list-item>
          <text:list>
            <text:list-item>
              <text:p text:style-name="P37">Sind die Testresultate des Softwaremoduls „Betriebsmittelverwaltung“ entsprechend der Testspezifikation „Testspezifikation_Betriebsmittelverwaltung“?</text:p>
            </text:list-item>
            <text:list-item>
              <text:p text:style-name="P37">Sind die Testresultate des Softwaremoduls „S88-Treiber“ entsprechend der Testspezifikation „Testspezifikation_S88-Treiber“?</text:p>
            </text:list-item>
            <text:list-item>
              <text:p text:style-name="P37">Sind die Testresultate des Softwaremoduls „SSC-Treiber“ entsprechend der Testspezifikation „Testspezifikation_SSC-Treiber“?</text:p>
            </text:list-item>
            <text:list-item>
              <text:p text:style-name="P37">Sind die Testresultate des Softwaremoduls „RS232-Treiber“ entsprechend der Testspezifikation „Testspezifikation_RS232-Treiber“?</text:p>
            </text:list-item>
            <text:list-item>
              <text:p text:style-name="P37">Sind die Testresultate des Softwaremoduls „Befehlsvalidierung“ entsprechend der Testspezifikation „Testspezifikation_Befehlsvalidierung“?</text:p>
            </text:list-item>
            <text:list-item>
              <text:p text:style-name="P37">Sind die Testresultate des Softwaremoduls „Ergebnisvalidierung“ entsprechend der Testspezifikation „Testspezifikation_Ergebnisvalidierung“?</text:p>
            </text:list-item>
            <text:list-item>
              <text:p text:style-name="P37">Sind die Testresultate des Softwaremoduls „Auditing-System“ entsprechend der Testspezifikation „Testspezifikation_Auditing-System“?</text:p>
            </text:list-item>
            <text:list-item>
              <text:p text:style-name="P37">Sind die Testresultate des Softwaremoduls „SW-Watchdog“ entsprechend der Testspezifikation „Testspezifikation_SW-Watchdog“?</text:p>
            </text:list-item>
            <text:list-item>
              <text:p text:style-name="P37">Sind die Testresultate des Softwaremoduls „Fahrprogramm“ entsprechend der Testspezifikation „Testspezifikation_Fahrprogramm“?</text:p>
            </text:list-item>
            <text:list-item>
              <text:p text:style-name="P37">Sind die Testresultate des Softwaremoduls „Leitzentrale“ entsprechend der Testspezifikation „Testspezifikation_Leitzentrale“?</text:p>
            </text:list-item>
          </text:list>
        </text:list-item>
      </text:list>
      <text:p text:style-name="P8"/>
      <text:h text:style-name="P58" text:outline-level="2">Überprüfungskriterien für Testziel Nr. 3</text:h>
      <text:p text:style-name="P17">Alle Testüberprüfungen erfolgen aus dem regulären, mikrocontrollergesteuertem Fahrbetrieb.</text:p>
      <text:list xml:id="list30606575" text:style-name="L4">
        <text:list-item>
          <text:p text:style-name="P38">Bei Ausschalten eines S88-Rückmeldemoduls wird ein Not-Aus ausgelöst.</text:p>
        </text:list-item>
        <text:list-item>
          <text:p text:style-name="P38">Bei Ausschalten eines Mikrocontrollers wird ein Not-Aus ausgelöst.</text:p>
        </text:list-item>
        <text:list-item>
          <text:p text:style-name="P38">Bei Entfernung der Multimaus bleiben die Loks sofort stehen.</text:p>
        </text:list-item>
        <text:list-item>
          <text:p text:style-name="P38">Bei Entfernung des XpressNet-Adapters wird ein Not-Aus ausgelöst.</text:p>
        </text:list-item>
        <text:list-item>
          <text:p text:style-name="P38">Bei Ausschalten des DCC-Verstärkers bleiben die Loks sofort stehen.</text:p>
        </text:list-item>
        <text:list-item>
          <text:p text:style-name="P38">Bei Unterbrechung der Spannungsversorgung eines Not-Aus-Relais bleiben die Loks sofort stehen.</text:p>
        </text:list-item>
        <text:list-item>
          <text:p text:style-name="P38">Bei Ausfall eines Hall-Sensors wird ein Not-Aus ausgelöst.</text:p>
        </text:list-item>
        <text:list-item>
          <text:p text:style-name="P38">Das Ausschalten des Arduinos führt nicht zu Kollisionen.</text:p>
        </text:list-item>
      </text:list>
      <text:p text:style-name="P8"/>
      <text:h text:style-name="P57" text:outline-level="2">Überprüfungskriterien für Testziel Nr. 4</text:h>
      <text:p text:style-name="P17">Alle Testüberprüfungen erfolgen aus dem regulären, mikrocontrollergesteuertem Fahrbetrieb.</text:p>
      <text:list xml:id="list35262111" text:continue-list="list35283350" text:style-name="L3">
        <text:list-item>
          <text:p text:style-name="P37">Werden bei regulärer Abarbeitung der Fahraufgabe Auditing-Logs gemäß Vorgabe im Pflichtenheft (Kapitel <text:span text:style-name="T4">6.2</text:span>) ausgegeben?</text:p>
        </text:list-item>
        <text:list-item>
          <text:p text:style-name="P37">Bei beabsichtigter Auslösung eines Not-Aus-Zustandes (z.B: Entfernung einer Sensorsignalleitung an einem S88-Rückmeldemodul) wird der Not-Aus-Grund als Auditing-Log ausgegeben.</text:p>
        </text:list-item>
      </text:list>
      <text:p text:style-name="P8"/>
      <text:h text:style-name="P54" text:outline-level="1">Testabdeckung</text:h>
      <text:p text:style-name="Standard">In dem Projekt „Sichere Eisenbahnsteuerung“ im Sommersemester 2010 muss festgelegt werden, wann ausreichend getestet wurde, ohne die Testziele zu vernachlässigen. Dies ist notwendig, da eine 100%ige Testabdeckung nicht zu realisieren ist.</text:p>
      <text:p text:style-name="Standard"/>
      <text:h text:style-name="P57" text:outline-level="2">Testabdeckung für das Testziel Nr. 1</text:h>
      <table:table table:name="Tabelle3" table:style-name="Tabelle3">
        <table:table-column table:style-name="Tabelle3.A"/>
        <table:table-column table:style-name="Tabelle3.B"/>
        <table:table-row>
          <table:table-cell table:style-name="Tabelle3.A1" office:value-type="string">
            <text:p text:style-name="P24">Testüberprüfung</text:p>
          </table:table-cell>
          <table:table-cell table:style-name="Tabelle3.B1" office:value-type="string">
            <text:p text:style-name="P24">Testabdeckung</text:p>
          </table:table-cell>
        </table:table-row>
        <table:table-row>
          <table:table-cell table:style-name="Tabelle3.A2" office:value-type="string">
            <text:p text:style-name="P15">Aufbau des Schienennetzes</text:p>
          </table:table-cell>
          <table:table-cell table:style-name="Tabelle3.B2" office:value-type="string">
            <text:p text:style-name="P32">einmalige Überprüfung aller Streckensegmente</text:p>
          </table:table-cell>
        </table:table-row>
        <table:table-row>
          <table:table-cell table:style-name="Tabelle3.A2" office:value-type="string">
            <text:p text:style-name="P15">Verstellbarkeit der Weichen</text:p>
          </table:table-cell>
          <table:table-cell table:style-name="Tabelle3.B2" office:value-type="string">
            <text:p text:style-name="P32">Jede Weiche wird jeweils zweimal manuell und <text:s text:c="3"/>viermal elektrisch mittels Multimaus verstellt.</text:p>
          </table:table-cell>
        </table:table-row>
        <table:table-row>
          <table:table-cell table:style-name="Tabelle3.A2" office:value-type="string">
            <text:p text:style-name="P15">Ansteuerung der Entkoppler</text:p>
          </table:table-cell>
          <table:table-cell table:style-name="Tabelle3.B2" office:value-type="string">
            <text:p text:style-name="P32">Jeder Entkoppler wird einmal manuell und zweimal elektrisch mittels Multimaus angesteuert.</text:p>
          </table:table-cell>
        </table:table-row>
        <table:table-row>
          <table:table-cell table:style-name="Tabelle3.A2" office:value-type="string">
            <text:p text:style-name="P15">Kopplung und Positionierung der Lokomotiven/ Wagons</text:p>
          </table:table-cell>
          <table:table-cell table:style-name="Tabelle3.B2" office:value-type="string">
            <text:p text:style-name="P32">Position auf der Strecke, sowie die Kopplungen zwischen den Wagons/ Lokomotiven wird einmal auf eine feste Verbindung überprüft.</text:p>
          </table:table-cell>
        </table:table-row>
        <table:table-row>
          <table:table-cell table:style-name="Tabelle3.A2" office:value-type="string">
            <text:p text:style-name="P15">Ansteuerung der Lokomotiven</text:p>
          </table:table-cell>
          <table:table-cell table:style-name="Tabelle3.B2" office:value-type="string">
            <text:p text:style-name="P32">Schwarze und rote Lokomotive werden jeweils einmal vorwärts, sowie rückwärts über das gesamte Streckennetz (sowohl über Haupt-, als auch über Neben- und Abstellgleis) bewegt.</text:p>
          </table:table-cell>
        </table:table-row>
      </table:table>
      <text:p text:style-name="P8"/>
      <text:h text:style-name="Heading_20_2" text:outline-level="2">Testabdeckung für das Testziel Nr. 2</text:h>
      <text:list xml:id="list30603874" text:style-name="L5">
        <text:list-item>
          <text:p text:style-name="P60">Hardware-Komponenten</text:p>
        </text:list-item>
      </text:list>
      <table:table table:name="Tabelle4" table:style-name="Tabelle4">
        <table:table-column table:style-name="Tabelle4.A"/>
        <table:table-column table:style-name="Tabelle4.B"/>
        <table:table-row>
          <table:table-cell table:style-name="Tabelle4.A1" office:value-type="string">
            <text:p text:style-name="P24">Testüberprüfung</text:p>
          </table:table-cell>
          <table:table-cell table:style-name="Tabelle4.B1" office:value-type="string">
            <text:p text:style-name="P24">Testabdeckung</text:p>
          </table:table-cell>
        </table:table-row>
        <table:table-row>
          <table:table-cell table:style-name="Tabelle4.A2" office:value-type="string">
            <text:p text:style-name="P15">Funktionalität der Multimaus und des DCC-Verstärkers</text:p>
          </table:table-cell>
          <table:table-cell table:style-name="Tabelle4.B2" office:value-type="string">
            <text:p text:style-name="P32">Wird durch die Testdurchführung für Testziel 1 bereits abgedeckt.</text:p>
          </table:table-cell>
        </table:table-row>
        <table:table-row>
          <table:table-cell table:style-name="Tabelle4.A2" office:value-type="string">
            <text:p text:style-name="P15">Schaltfunktion der Not-Aus-Relais'</text:p>
          </table:table-cell>
          <table:table-cell table:style-name="Tabelle4.B2" office:value-type="string">
            <text:p text:style-name="P32">dreimalige Betätigung jedes einzelnen Not-Aus-Relais'</text:p>
          </table:table-cell>
        </table:table-row>
        <table:table-row>
          <table:table-cell table:style-name="Tabelle4.A2" office:value-type="string">
            <text:p text:style-name="P29">Testprogramm „Test_Hardware“</text:p>
          </table:table-cell>
          <table:table-cell table:style-name="Tabelle4.B2" office:value-type="string">
            <text:p text:style-name="P32">einmalige Durchführung des Testprogramms</text:p>
          </table:table-cell>
        </table:table-row>
        <table:table-row>
          <table:table-cell table:style-name="Tabelle4.A2" office:value-type="string">
            <text:p text:style-name="P18">Testprogramm „Test_Sensordaten“</text:p>
          </table:table-cell>
          <table:table-cell table:style-name="Tabelle4.B2" office:value-type="string">
            <text:p text:style-name="P32">einmalige Durchführung des Testprogramms</text:p>
          </table:table-cell>
        </table:table-row>
      </table:table>
      <text:p text:style-name="P8"/>
      <text:list xml:id="list30594715" text:style-name="L6">
        <text:list-item>
          <text:p text:style-name="P48">Software-Module</text:p>
        </text:list-item>
      </text:list>
      <table:table table:name="Tabelle5" table:style-name="Tabelle5">
        <table:table-column table:style-name="Tabelle5.A"/>
        <table:table-column table:style-name="Tabelle5.B"/>
        <table:table-row>
          <table:table-cell table:style-name="Tabelle5.A1" office:value-type="string">
            <text:p text:style-name="P24">Testüberprüfung</text:p>
          </table:table-cell>
          <table:table-cell table:style-name="Tabelle5.B1" office:value-type="string">
            <text:p text:style-name="P24">Testabdeckung</text:p>
          </table:table-cell>
        </table:table-row>
        <table:table-row>
          <table:table-cell table:style-name="Tabelle5.A2" office:value-type="string">
            <text:p text:style-name="P18">Testprogramm „Test_Betriebsmittelverwaltung“</text:p>
          </table:table-cell>
          <table:table-cell table:style-name="Tabelle5.B2" office:value-type="string">
            <text:p text:style-name="P32">einmalige Durchführung des Testprogramms</text:p>
          </table:table-cell>
        </table:table-row>
        <table:table-row>
          <table:table-cell table:style-name="Tabelle5.A2" office:value-type="string">
            <text:p text:style-name="P18">Testprogramm „Test_S88-Treiber“</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SSC-Treiber“</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RS232-Treiber“</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Befehlsvalidierung“</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Ergebnisvalidierung“</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Auditing-System“</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SW-Watchdog“</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Fahrprogramm“</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Leitzentrale“</text:p>
          </table:table-cell>
          <table:table-cell table:style-name="Tabelle5.B2" office:value-type="string">
            <text:p text:style-name="P32">einmalige Durchführung des Testprogramms</text:p>
          </table:table-cell>
        </table:table-row>
      </table:table>
      <text:p text:style-name="P8"/>
      <text:h text:style-name="P59" text:outline-level="2">Testabdeckung für das Testziel Nr. 3</text:h>
      <table:table table:name="Tabelle6" table:style-name="Tabelle6">
        <table:table-column table:style-name="Tabelle6.A"/>
        <table:table-column table:style-name="Tabelle6.B"/>
        <table:table-row>
          <table:table-cell table:style-name="Tabelle6.A1" office:value-type="string">
            <text:p text:style-name="P24">Testüberprüfung</text:p>
          </table:table-cell>
          <table:table-cell table:style-name="Tabelle6.B1" office:value-type="string">
            <text:p text:style-name="P24">Testabdeckung</text:p>
          </table:table-cell>
        </table:table-row>
        <table:table-row>
          <table:table-cell table:style-name="Tabelle6.A2" office:value-type="string">
            <text:p text:style-name="P18">Ausschalten eines S88-Rückmeldemoduls </text:p>
          </table:table-cell>
          <table:table-cell table:style-name="Tabelle6.B2" office:value-type="string">
            <text:p text:style-name="P32">zweimalige Überprüfung pro Rückmeldemodul</text:p>
          </table:table-cell>
        </table:table-row>
        <table:table-row>
          <table:table-cell table:style-name="Tabelle6.A2" office:value-type="string">
            <text:p text:style-name="P18">Ausschalten eines Mikrocontrollers</text:p>
          </table:table-cell>
          <table:table-cell table:style-name="Tabelle6.B2" office:value-type="string">
            <text:p text:style-name="P32">zweimalige Überprüfung pro Mikrocontroller</text:p>
          </table:table-cell>
        </table:table-row>
        <table:table-row>
          <table:table-cell table:style-name="Tabelle6.A2" office:value-type="string">
            <text:p text:style-name="P29">Entfernung der Multimaus</text:p>
          </table:table-cell>
          <table:table-cell table:style-name="Tabelle6.B2" office:value-type="string">
            <text:p text:style-name="P32">zweimalige Überprüfung</text:p>
          </table:table-cell>
        </table:table-row>
        <table:table-row>
          <table:table-cell table:style-name="Tabelle6.A2" office:value-type="string">
            <text:p text:style-name="P29">Entfernung des XpressNet-Adapters</text:p>
          </table:table-cell>
          <table:table-cell table:style-name="Tabelle6.B2" office:value-type="string">
            <text:p text:style-name="P32">zweimalige Überprüfung</text:p>
          </table:table-cell>
        </table:table-row>
        <table:table-row>
          <table:table-cell table:style-name="Tabelle6.A2" office:value-type="string">
            <text:p text:style-name="P29">Ausschalten des DCC-Verstärkers</text:p>
          </table:table-cell>
          <table:table-cell table:style-name="Tabelle6.B2" office:value-type="string">
            <text:p text:style-name="P32">zweimalige Überprüfung</text:p>
          </table:table-cell>
        </table:table-row>
        <table:table-row>
          <table:table-cell table:style-name="Tabelle6.A2" office:value-type="string">
            <text:p text:style-name="P29">Unterbrechung der Spannungsversorgung eines Not-Aus-Relais</text:p>
          </table:table-cell>
          <table:table-cell table:style-name="Tabelle6.B2" office:value-type="string">
            <text:p text:style-name="P32">zweimalige Überprüfung pro Not-Aus-Relais</text:p>
          </table:table-cell>
        </table:table-row>
        <table:table-row>
          <table:table-cell table:style-name="Tabelle6.A2" office:value-type="string">
            <text:p text:style-name="P29">Ausfall eines Hall-Sensors</text:p>
          </table:table-cell>
          <table:table-cell table:style-name="Tabelle6.B2" office:value-type="string">
            <text:p text:style-name="P32">Jeder Sensor des Systems wird einmal vom entsprechenden S88-Rückmeldemodul entfernt.</text:p>
          </table:table-cell>
        </table:table-row>
        <table:table-row>
          <table:table-cell table:style-name="Tabelle6.A2" office:value-type="string">
            <text:p text:style-name="P30">Ausschalten des Arduinos</text:p>
          </table:table-cell>
          <table:table-cell table:style-name="Tabelle6.B2" office:value-type="string">
            <text:p text:style-name="P32">Bei zweimaliger Überprüfung erfolgt in den jeweils nächsten 2 Fahraufgabenzyklen keine Kollision.</text:p>
          </table:table-cell>
        </table:table-row>
      </table:table>
      <text:p text:style-name="P8"/>
      <text:h text:style-name="Heading_20_2" text:outline-level="2">Testabdeckung für das Testziel Nr. 4</text:h>
      <table:table table:name="Tabelle7" table:style-name="Tabelle7">
        <table:table-column table:style-name="Tabelle7.A"/>
        <table:table-column table:style-name="Tabelle7.B"/>
        <table:table-row>
          <table:table-cell table:style-name="Tabelle7.A1" office:value-type="string">
            <text:p text:style-name="P24">Testüberprüfung</text:p>
          </table:table-cell>
          <table:table-cell table:style-name="Tabelle7.B1" office:value-type="string">
            <text:p text:style-name="P24">Testabdeckung</text:p>
          </table:table-cell>
        </table:table-row>
        <table:table-row>
          <table:table-cell table:style-name="Tabelle7.A2" office:value-type="string">
            <text:p text:style-name="P18">Ausgabe der Auditing-Logs im regulären Betrieb</text:p>
          </table:table-cell>
          <table:table-cell table:style-name="Tabelle7.B2" office:value-type="string">
            <text:p text:style-name="P32">Überwachung über 2 Fahraufgabenzyklen.</text:p>
          </table:table-cell>
        </table:table-row>
        <table:table-row>
          <table:table-cell table:style-name="Tabelle7.A2" office:value-type="string">
            <text:p text:style-name="P18">Ausgabe der Auditing-Logs im Not-Aus-Zustand</text:p>
          </table:table-cell>
          <table:table-cell table:style-name="Tabelle7.B2" office:value-type="string">
            <text:p text:style-name="P32">Jedes 'Not-Aus'-Auditing-Log, welches im Pflichtenheft spezifiziert ist, muss einmal ausgelöst werden.</text:p>
          </table:table-cell>
        </table:table-row>
      </table:table>
      <text:p text:style-name="P8"/>
      <text:p text:style-name="P8"/>
      <text:h text:style-name="P54" text:outline-level="1">Testverfahren</text:h>
      <text:p text:style-name="P8">Die Tests der Systemumgebung und der Hardware-Komponenten werden mit Hilfe von Checklisten und mikrocontrollergesteuerten Testprogrammen entsprechend des Dokuments 'Testspezifikation Harware-+System-Komponenten' erledigt.</text:p>
      <text:p text:style-name="P8">Als Testverfahren für die Software-Module wird das Black-Box-Testverfahren angewendet. Die Module der Sicherheitsschicht und der Treiberschicht müssen aufgrund der Sicherheitsaspekte eine 100%ige Codeüberprüfung aufweisen. Daher ist in diesen Fällen ein zusätzliches Vorgehen nach dem White-Box-Testverfahren gefordert.</text:p>
      <text:p text:style-name="P8">Die Testreihenfolge der Module soll weitestgehend nach dem Buttom-Up-Verfahren erfolgen, wobei die Modulreihenfolge so gewählt wurde, dass möglichst wenig Testtreiber verwendet werden müssen.</text:p>
      <text:h text:style-name="P54" text:outline-level="1">Testbeginn</text:h>
      <text:p text:style-name="P8">Für den Test der Hardware-Komponenten müssen folgende Bedingungen erfüllt sein:</text:p>
      <text:list xml:id="list30616120" text:style-name="L7">
        <text:list-item>
          <text:p text:style-name="P39">das Gleissystem vollständig aufgebaut,</text:p>
        </text:list-item>
        <text:list-item>
          <text:p text:style-name="P39">sämtliche Hardware-Komponenten verkabelt,</text:p>
        </text:list-item>
        <text:list-item>
          <text:p text:style-name="P39">Stromversorgung 230V AC, 50Hz vorhanden</text:p>
        </text:list-item>
        <text:list-item>
          <text:p text:style-name="P39">Rechner+Software für das Auslesen der Auditing-Logs vorhanden</text:p>
        </text:list-item>
      </text:list>
      <text:p text:style-name="P8"/>
      <text:p text:style-name="P8">Um mit dem Test der Software-Module beginnen zu können, müssen die automatisierten Testprogramme erstellt sein.</text:p>
      <text:h text:style-name="P54" text:outline-level="1">Testreihenfolge</text:h>
      <text:p text:style-name="P8">Im ersten Schritt werden die Komponenten der Systemumgebung getestet. Dabei wird wie folgt vorgegangen:</text:p>
      <text:list xml:id="list35274614" text:continue-list="list35264823" text:style-name="L1">
        <text:list-item text:start-value="1">
          <text:p text:style-name="P49"><text:tab/>Schienennetz</text:p>
        </text:list-item>
        <text:list-item>
          <text:p text:style-name="P49"><text:tab/>Weichen</text:p>
        </text:list-item>
        <text:list-item>
          <text:p text:style-name="P49"><text:tab/>Entkoppler</text:p>
        </text:list-item>
        <text:list-item>
          <text:p text:style-name="P49"><text:tab/>Position und feste Verbindung der Kopplungen der Lokomotiven und Wagons</text:p>
        </text:list-item>
        <text:list-item>
          <text:p text:style-name="P50">Elektromotoren der Lokomotiven (testet zugleich die Hardware-Komponenten Multimaus und DCC-Verstärker)</text:p>
        </text:list-item>
      </text:list>
      <text:p text:style-name="P19"/>
      <text:p text:style-name="P19">Im zweiten Schritt werden die Hardware-Komponenten getestet. Dabei ist zu berücksichtigen, dass beim Test der Systemumgebungskomponenten die Multimaus und der DCC-Verstärker bereits mit getestet wurden. Für die Tests wird in nachstehender Reihenfolge vorgegangen:</text:p>
      <text:list xml:id="list35270689" text:continue-list="list35274614" text:style-name="L1">
        <text:list-item text:start-value="1">
          <text:p text:style-name="P49"><text:tab/>Not-Aus-Relais</text:p>
        </text:list-item>
        <text:list-item>
          <text:p text:style-name="P49"><text:tab/>Ausführung des Testprogramms „Test_Hardwaretest“</text:p>
        </text:list-item>
        <text:list-item>
          <text:p text:style-name="P49"><text:tab/>Ausgeführt des Testprogramms „Test_Sensordaten“</text:p>
        </text:list-item>
      </text:list>
      <text:p text:style-name="P8"/>
      <text:p text:style-name="P8">Die automatisierten Tests werden in nachstehender Reihenfolge durchgeführt:</text:p>
      <text:list xml:id="list30596304" text:style-name="L8">
        <text:list-item>
          <text:p text:style-name="P51">Betriebsmittelverwaltung</text:p>
        </text:list-item>
        <text:list-item>
          <text:p text:style-name="P51">Not-Aus-Treiber</text:p>
        </text:list-item>
        <text:list-item>
          <text:p text:style-name="P51">S88-Treiber</text:p>
        </text:list-item>
        <text:list-item>
          <text:p text:style-name="P51">SSC-Treiber</text:p>
        </text:list-item>
        <text:list-item>
          <text:p text:style-name="P51">RS232-Treiber</text:p>
        </text:list-item>
        <text:list-item>
          <text:p text:style-name="P51">Software Watchdog</text:p>
        </text:list-item>
        <text:list-item>
          <text:p text:style-name="P51">Auditing-System</text:p>
        </text:list-item>
        <text:list-item>
          <text:p text:style-name="P51">Befehlsvalidierung</text:p>
        </text:list-item>
        <text:list-item>
          <text:p text:style-name="P51">Ergebnisvalidierung</text:p>
        </text:list-item>
        <text:list-item>
          <text:p text:style-name="P51">Fahrprogramm</text:p>
        </text:list-item>
        <text:list-item>
          <text:p text:style-name="P51">Leitzentrale</text:p>
        </text:list-item>
      </text:list>
      <text:p text:style-name="P8"/>
      <text:p text:style-name="P8"/>
      <text:h text:style-name="P54" text:outline-level="1">Testende</text:h>
      <text:p text:style-name="P8">Der Gesamttest ist erfolgreich verlaufen und damit abgeschlossen, wenn die vier definierten Haupttestziele positiv erfüllt sind.</text:p>
      <text:p text:style-name="P8">Somit werden die entsprechenden Fahraufgaben ordnungsgemäß und korrekt ausgeführt. Des Weiteren sind die während der Fahrt entstandenen Auditing-Logs auf einem Rechner einzusehen.</text:p>
      <text:h text:style-name="P54" text:outline-level="1">Testdaten</text:h>
      <text:p text:style-name="Standard">Die Testdaten und Testresultate werden im entsprechenden Ordner 'Dokumente → Testdaten' abge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1" svg:font-family="Arial1"/>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fo:text-align="justify" style:justify-single-word="false" fo:orphans="2" fo:widows="2" fo:hyphenation-ladder-count="no-limit" style:page-number="auto"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Überschrif_20_2" style:display-name="Überschrif 2" style:family="paragraph" style:parent-style-name="Standard">
      <style:paragraph-properties fo:margin-top="0.199cm" fo:margin-bottom="0.21cm" fo:text-align="justify" style:justify-single-word="false"/>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17.7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plan</text:reference-ref></text:p>
              </table:table-cell>
              <table:table-cell table:style-name="Tabelle2.A1" office:value-type="string">
                <text:p text:style-name="MP2"/>
              </table:table-cell>
              <table:table-cell table:style-name="Tabelle2.A1" office:value-type="string">
                <text:p text:style-name="MP3"><text:chapter text:display="name" text:outline-level="1">Testdaten</text:chapter></text:p>
              </table:table-cell>
            </table:table-row>
          </table:table-header-rows>
        </table:table>
        <text:p text:style-name="MP4"><draw:frame draw:style-name="Mfr1" draw:name="Rahmen7" text:anchor-type="char" svg:x="0cm" svg:y="4.501cm" svg:width="17.701cm" svg:height="0.4cm" draw:z-index="11"><draw:text-box><text:p text:style-name="MP5"/><text:h text:style-name="Heading_20_2" text:outline-level="2"/></draw:text-box></draw:frame></text:p>
      </style:header>
      <style:footer>
        <text:p text:style-name="Footer"><draw:frame draw:style-name="Mfr1" draw:name="Rahmen6" text:anchor-type="char" svg:x="0cm" svg:y="27.303cm" svg:width="17.701cm" svg:height="0.4cm" draw:z-index="39"><draw:text-box><text:p text:style-name="MP6"/></draw:text-box></draw:frame><text:tab/>Version <text:span text:style-name="MT1"><text:reference-ref text:reference-format="text" text:ref-name="Version">0.8</text:reference-ref></text:span> vom <text:modification-date style:data-style-name="N36">10.06.2010</text:modification-date><text:tab/>Seite <text:page-number text:select-page="current">22</text:page-number>/<text:page-count style:num-format="1">22</text:page-count></text:p>
      </style:footer>
    </style:master-page>
    <style:master-page style:name="First_20_Page" style:display-name="First Page" style:page-layout-name="Mpm1" style:next-style-name="Standard">
      <style:header>
        <text:p text:style-name="MP7"><text:reference-ref text:reference-format="text" text:ref-name="Titel">Testplan</text:reference-ref><draw:frame draw:style-name="Mfr1" draw:name="Rahmen9" text:anchor-type="char" svg:x="0cm" svg:y="4.501cm" svg:width="17.701cm" svg:height="0.4cm" draw:z-index="43"><draw:text-box><text:p text:style-name="MP5"/></draw:text-box></draw:frame><text:tab/><text:subject/></text:p>
      </style:header>
      <style:footer>
        <text:p text:style-name="Footer"><draw:frame draw:style-name="Mfr1" draw:name="Rahmen8" text:anchor-type="char" svg:x="0cm" svg:y="27.303cm" svg:width="17.701cm" svg:height="0.4cm" draw:z-index="42"><draw:text-box><text:p text:style-name="MP6"/></draw:text-box></draw:frame><text:tab/>Version <text:span text:style-name="MT1"><text:reference-ref text:reference-format="text" text:ref-name="Version">0.8</text:reference-ref></text:span> vom <text:modification-date style:data-style-name="N36">10.06.2010</text:modification-date><text:tab/>Seite <text:page-number text:select-page="current">22</text:page-number>/<text:page-count style:num-format="1">2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06-10T15:15:17.04</dc:date>
    <dc:creator>Norman Nieß</dc:creator>
    <meta:editing-duration>PT04H26M18S</meta:editing-duration>
    <meta:editing-cycles>2</meta:editing-cycles>
    <meta:generator>OpenOffice.org/3.2$Win32 OpenOffice.org_project/320m12$Build-9483</meta:generator>
    <meta:document-statistic meta:table-count="8" meta:image-count="0" meta:object-count="0" meta:page-count="22" meta:paragraph-count="307" meta:word-count="1864" meta:character-count="15389"/>
  </office:meta>
</office:document-meta>
</file>